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2" style:family="table-cell" style:parent-style-name="Default" style:data-style-name="N121">
      <style:table-cell-properties fo:background-color="#00000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 style:data-style-name="N121">
      <style:table-cell-properties fo:background-color="#00000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table table:name="Value Iteration with gamma=.9999, epsilon=.01" table:style-name="ta1" table:print="false">
        <table:table-column table:style-name="co1" table:number-columns-repeated="16" table:default-cell-style-name="Default"/>
        <table:table-row table:style-name="ro1">
          <table:table-cell table:style-name="ce1" table:formula="of:=[Sheet2.A1]" office:value-type="float" office:value="-0.232771" calcext:value-type="float">
            <text:p>-0.233</text:p>
          </table:table-cell>
          <table:table-cell table:style-name="ce1" table:formula="of:=[Sheet2.A5]" office:value-type="float" office:value="-0.182795" calcext:value-type="float">
            <text:p>-0.183</text:p>
          </table:table-cell>
          <table:table-cell table:style-name="ce1" table:formula="of:=[Sheet2.A9]" office:value-type="float" office:value="-0.132813" calcext:value-type="float">
            <text:p>-0.133</text:p>
          </table:table-cell>
          <table:table-cell table:style-name="ce1" table:formula="of:=[Sheet2.A13]" office:value-type="float" office:value="-0.092267" calcext:value-type="float">
            <text:p>-0.092</text:p>
          </table:table-cell>
          <table:table-cell table:style-name="ce2"/>
          <table:table-cell table:style-name="ce1" table:formula="of:=[Sheet2.A21]" office:value-type="float" office:value="0.338813" calcext:value-type="float">
            <text:p>0.339</text:p>
          </table:table-cell>
          <table:table-cell table:style-name="ce1" table:formula="of:=[Sheet2.A25]" office:value-type="float" office:value="0.395116" calcext:value-type="float">
            <text:p>0.395</text:p>
          </table:table-cell>
          <table:table-cell table:style-name="ce1" table:formula="of:=[Sheet2.A29]" office:value-type="float" office:value="0.44517" calcext:value-type="float">
            <text:p>0.445</text:p>
          </table:table-cell>
          <table:table-cell table:style-name="ce1" table:formula="of:=[Sheet2.A33]" office:value-type="float" office:value="0.495231" calcext:value-type="float">
            <text:p>0.495</text:p>
          </table:table-cell>
          <table:table-cell table:style-name="ce1" table:formula="of:=[Sheet2.A37]" office:value-type="float" office:value="0.44517" calcext:value-type="float">
            <text:p>0.445</text:p>
          </table:table-cell>
          <table:table-cell table:style-name="ce2"/>
          <table:table-cell table:style-name="ce1" table:formula="of:=[Sheet2.A45]" office:value-type="float" office:value="-1" calcext:value-type="float">
            <text:p>-1.000</text:p>
          </table:table-cell>
          <table:table-cell table:style-name="ce1" table:formula="of:=[Sheet2.A49]" office:value-type="float" office:value="0.943612" calcext:value-type="float">
            <text:p>0.944</text:p>
          </table:table-cell>
          <table:table-cell table:style-name="ce1" table:formula="of:=[Sheet2.A53]" office:value-type="float" office:value="1" calcext:value-type="float">
            <text:p>1.000</text:p>
          </table:table-cell>
          <table:table-cell table:style-name="ce2"/>
          <table:table-cell table:style-name="ce1" table:formula="of:=[Sheet2.A61]" office:value-type="float" office:value="-399.99" calcext:value-type="float">
            <text:p>-399.990</text:p>
          </table:table-cell>
        </table:table-row>
        <table:table-row table:style-name="ro1">
          <table:table-cell table:style-name="ce2" table:number-columns-repeated="2"/>
          <table:table-cell table:style-name="ce1" table:formula="of:=[Sheet2.A10]" office:value-type="float" office:value="-0.081645" calcext:value-type="float">
            <text:p>-0.082</text:p>
          </table:table-cell>
          <table:table-cell table:style-name="ce1" table:formula="of:=[Sheet2.A14]" office:value-type="float" office:value="-0.037205" calcext:value-type="float">
            <text:p>-0.037</text:p>
          </table:table-cell>
          <table:table-cell table:style-name="ce2"/>
          <table:table-cell table:style-name="ce1" table:formula="of:=[Sheet2.A22]" office:value-type="float" office:value="0.288772" calcext:value-type="float">
            <text:p>0.289</text:p>
          </table:table-cell>
          <table:table-cell table:style-name="ce2" table:number-columns-repeated="2"/>
          <table:table-cell table:style-name="ce1" table:formula="of:=[Sheet2.A34]" office:value-type="float" office:value="0.557813" calcext:value-type="float">
            <text:p>0.558</text:p>
          </table:table-cell>
          <table:table-cell table:style-name="ce2"/>
          <table:table-cell table:style-name="ce1" table:formula="of:=[Sheet2.A42]" office:value-type="float" office:value="0.673617" calcext:value-type="float">
            <text:p>0.674</text:p>
          </table:table-cell>
          <table:table-cell table:style-name="ce2"/>
          <table:table-cell table:style-name="ce1" table:formula="of:=[Sheet2.A50]" office:value-type="float" office:value="0.893496" calcext:value-type="float">
            <text:p>0.893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1" table:formula="of:=[Sheet2.A7]" office:value-type="float" office:value="-0.105178" calcext:value-type="float">
            <text:p>-0.105</text:p>
          </table:table-cell>
          <table:table-cell table:style-name="ce1" table:formula="of:=[Sheet2.A11]" office:value-type="float" office:value="-0.037205" calcext:value-type="float">
            <text:p>-0.037</text:p>
          </table:table-cell>
          <table:table-cell table:style-name="ce1" table:formula="of:=[Sheet2.A15]" office:value-type="float" office:value="0.01835" calcext:value-type="float">
            <text:p>0.018</text:p>
          </table:table-cell>
          <table:table-cell table:style-name="ce2"/>
          <table:table-cell table:style-name="ce1" table:formula="of:=[Sheet2.A23]" office:value-type="float" office:value="0.238737" calcext:value-type="float">
            <text:p>0.239</text:p>
          </table:table-cell>
          <table:table-cell table:style-name="ce2" table:number-columns-repeated="2"/>
          <table:table-cell table:style-name="ce1" table:formula="of:=[Sheet2.A35]" office:value-type="float" office:value="0.607887" calcext:value-type="float">
            <text:p>0.608</text:p>
          </table:table-cell>
          <table:table-cell table:style-name="ce1" table:formula="of:=[Sheet2.A39]" office:value-type="float" office:value="0.668053" calcext:value-type="float">
            <text:p>0.668</text:p>
          </table:table-cell>
          <table:table-cell table:style-name="ce1" table:formula="of:=[Sheet2.A43]" office:value-type="float" office:value="0.723707" calcext:value-type="float">
            <text:p>0.724</text:p>
          </table:table-cell>
          <table:table-cell table:style-name="ce1" table:formula="of:=[Sheet2.A47]" office:value-type="float" office:value="0.78702" calcext:value-type="float">
            <text:p>0.787</text:p>
          </table:table-cell>
          <table:table-cell table:style-name="ce1" table:formula="of:=[Sheet2.A51]" office:value-type="float" office:value="0.837123" calcext:value-type="float">
            <text:p>0.837</text:p>
          </table:table-cell>
          <table:table-cell table:style-name="ce2" table:number-columns-repeated="2"/>
          <table:table-cell table:style-name="ce1" table:formula="of:=[Sheet2.A63]" office:value-type="float" office:value="1" calcext:value-type="float">
            <text:p>1.000</text:p>
          </table:table-cell>
        </table:table-row>
        <table:table-row table:style-name="ro1">
          <table:table-cell table:style-name="ce1" table:formula="of:=[Sheet2.A4]" office:value-type="float" office:value="-1" calcext:value-type="float">
            <text:p>-1.000</text:p>
          </table:table-cell>
          <table:table-cell table:style-name="ce1" table:formula="of:=[Sheet2.A8]" office:value-type="float" office:value="-0.249024" calcext:value-type="float">
            <text:p>-0.249</text:p>
          </table:table-cell>
          <table:table-cell table:style-name="ce2"/>
          <table:table-cell table:style-name="ce1" table:formula="of:=[Sheet2.A16]" office:value-type="float" office:value="0.075302" calcext:value-type="float">
            <text:p>0.075</text:p>
          </table:table-cell>
          <table:table-cell table:style-name="ce1" table:formula="of:=[Sheet2.A20]" office:value-type="float" office:value="0.132435" calcext:value-type="float">
            <text:p>0.132</text:p>
          </table:table-cell>
          <table:table-cell table:style-name="ce1" table:formula="of:=[Sheet2.A24]" office:value-type="float" office:value="0.182457" calcext:value-type="float">
            <text:p>0.182</text:p>
          </table:table-cell>
          <table:table-cell table:style-name="ce2"/>
          <table:table-cell table:style-name="ce1" table:formula="of:=[Sheet2.A32]" office:value-type="float" office:value="-1" calcext:value-type="float">
            <text:p>-1.000</text:p>
          </table:table-cell>
          <table:table-cell table:style-name="ce1" table:formula="of:=[Sheet2.A36]" office:value-type="float" office:value="0.577283" calcext:value-type="float">
            <text:p>0.577</text:p>
          </table:table-cell>
          <table:table-cell table:style-name="ce1" table:formula="of:=[Sheet2.A40]" office:value-type="float" office:value="0.623535" calcext:value-type="float">
            <text:p>0.624</text:p>
          </table:table-cell>
          <table:table-cell table:style-name="ce1" table:formula="of:=[Sheet2.A44]" office:value-type="float" office:value="0.668053" calcext:value-type="float">
            <text:p>0.668</text:p>
          </table:table-cell>
          <table:table-cell table:style-name="ce2"/>
          <table:table-cell table:style-name="ce1" table:formula="of:=[Sheet2.A52]" office:value-type="float" office:value="0.798152" calcext:value-type="float">
            <text:p>0.798</text:p>
          </table:table-cell>
          <table:table-cell table:style-name="ce1" table:formula="of:=[Sheet2.A56]" office:value-type="float" office:value="0.843385" calcext:value-type="float">
            <text:p>0.843</text:p>
          </table:table-cell>
          <table:table-cell table:style-name="ce1" table:formula="of:=[Sheet2.A60]" office:value-type="float" office:value="0.893496" calcext:value-type="float">
            <text:p>0.893</text:p>
          </table:table-cell>
          <table:table-cell table:style-name="ce1" table:formula="of:=[Sheet2.A64]" office:value-type="float" office:value="0.943612" calcext:value-type="float">
            <text:p>0.944</text:p>
          </table:table-cell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office:value-type="float" office:value="-0.232771" calcext:value-type="float">
            <text:p>-0.232771</text:p>
          </table:table-cell>
          <table:table-cell office:value-type="string" calcext:value-type="string">
            <text:p>← Paste utilities here</text:p>
          </table:table-cell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-0.182795" calcext:value-type="float">
            <text:p>-0.182795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105178" calcext:value-type="float">
            <text:p>-0.105178</text:p>
          </table:table-cell>
          <table:table-cell/>
        </table:table-row>
        <table:table-row table:style-name="ro2">
          <table:table-cell office:value-type="float" office:value="-0.249024" calcext:value-type="float">
            <text:p>-0.249024</text:p>
          </table:table-cell>
          <table:table-cell/>
        </table:table-row>
        <table:table-row table:style-name="ro2">
          <table:table-cell office:value-type="float" office:value="-0.132813" calcext:value-type="float">
            <text:p>-0.132813</text:p>
          </table:table-cell>
          <table:table-cell/>
        </table:table-row>
        <table:table-row table:style-name="ro2">
          <table:table-cell office:value-type="float" office:value="-0.081645" calcext:value-type="float">
            <text:p>-0.081645</text:p>
          </table:table-cell>
          <table:table-cell/>
        </table:table-row>
        <table:table-row table:style-name="ro2">
          <table:table-cell office:value-type="float" office:value="-0.037205" calcext:value-type="float">
            <text:p>-0.037205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92267" calcext:value-type="float">
            <text:p>-0.092267</text:p>
          </table:table-cell>
          <table:table-cell/>
        </table:table-row>
        <table:table-row table:style-name="ro2">
          <table:table-cell office:value-type="float" office:value="-0.037205" calcext:value-type="float">
            <text:p>-0.037205</text:p>
          </table:table-cell>
          <table:table-cell/>
        </table:table-row>
        <table:table-row table:style-name="ro2">
          <table:table-cell office:value-type="float" office:value="0.01835" calcext:value-type="float">
            <text:p>0.01835</text:p>
          </table:table-cell>
          <table:table-cell/>
        </table:table-row>
        <table:table-row table:style-name="ro2">
          <table:table-cell office:value-type="float" office:value="0.075302" calcext:value-type="float">
            <text:p>0.075302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132435" calcext:value-type="float">
            <text:p>0.132435</text:p>
          </table:table-cell>
          <table:table-cell/>
        </table:table-row>
        <table:table-row table:style-name="ro2">
          <table:table-cell office:value-type="float" office:value="0.338813" calcext:value-type="float">
            <text:p>0.338813</text:p>
          </table:table-cell>
          <table:table-cell/>
        </table:table-row>
        <table:table-row table:style-name="ro2">
          <table:table-cell office:value-type="float" office:value="0.288772" calcext:value-type="float">
            <text:p>0.288772</text:p>
          </table:table-cell>
          <table:table-cell/>
        </table:table-row>
        <table:table-row table:style-name="ro2">
          <table:table-cell office:value-type="float" office:value="0.238737" calcext:value-type="float">
            <text:p>0.238737</text:p>
          </table:table-cell>
          <table:table-cell/>
        </table:table-row>
        <table:table-row table:style-name="ro2">
          <table:table-cell office:value-type="float" office:value="0.182457" calcext:value-type="float">
            <text:p>0.182457</text:p>
          </table:table-cell>
          <table:table-cell/>
        </table:table-row>
        <table:table-row table:style-name="ro2">
          <table:table-cell office:value-type="float" office:value="0.395116" calcext:value-type="float">
            <text:p>0.395116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44517" calcext:value-type="float">
            <text:p>0.44517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0.495231" calcext:value-type="float">
            <text:p>0.495231</text:p>
          </table:table-cell>
          <table:table-cell/>
        </table:table-row>
        <table:table-row table:style-name="ro2">
          <table:table-cell office:value-type="float" office:value="0.557813" calcext:value-type="float">
            <text:p>0.557813</text:p>
          </table:table-cell>
          <table:table-cell/>
        </table:table-row>
        <table:table-row table:style-name="ro2">
          <table:table-cell office:value-type="float" office:value="0.607887" calcext:value-type="float">
            <text:p>0.607887</text:p>
          </table:table-cell>
          <table:table-cell/>
        </table:table-row>
        <table:table-row table:style-name="ro2">
          <table:table-cell office:value-type="float" office:value="0.577283" calcext:value-type="float">
            <text:p>0.577283</text:p>
          </table:table-cell>
          <table:table-cell/>
        </table:table-row>
        <table:table-row table:style-name="ro2">
          <table:table-cell office:value-type="float" office:value="0.44517" calcext:value-type="float">
            <text:p>0.44517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668053" calcext:value-type="float">
            <text:p>0.668053</text:p>
          </table:table-cell>
          <table:table-cell/>
        </table:table-row>
        <table:table-row table:style-name="ro2">
          <table:table-cell office:value-type="float" office:value="0.623535" calcext:value-type="float">
            <text:p>0.623535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673617" calcext:value-type="float">
            <text:p>0.673617</text:p>
          </table:table-cell>
          <table:table-cell/>
        </table:table-row>
        <table:table-row table:style-name="ro2">
          <table:table-cell office:value-type="float" office:value="0.723707" calcext:value-type="float">
            <text:p>0.723707</text:p>
          </table:table-cell>
          <table:table-cell/>
        </table:table-row>
        <table:table-row table:style-name="ro2">
          <table:table-cell office:value-type="float" office:value="0.668053" calcext:value-type="float">
            <text:p>0.668053</text:p>
          </table:table-cell>
          <table:table-cell/>
        </table:table-row>
        <table:table-row table:style-name="ro2">
          <table:table-cell office:value-type="float" office:value="-1" calcext:value-type="float">
            <text:p>-1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78702" calcext:value-type="float">
            <text:p>0.78702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943612" calcext:value-type="float">
            <text:p>0.943612</text:p>
          </table:table-cell>
          <table:table-cell/>
        </table:table-row>
        <table:table-row table:style-name="ro2">
          <table:table-cell office:value-type="float" office:value="0.893496" calcext:value-type="float">
            <text:p>0.893496</text:p>
          </table:table-cell>
          <table:table-cell/>
        </table:table-row>
        <table:table-row table:style-name="ro2">
          <table:table-cell office:value-type="float" office:value="0.837123" calcext:value-type="float">
            <text:p>0.837123</text:p>
          </table:table-cell>
          <table:table-cell/>
        </table:table-row>
        <table:table-row table:style-name="ro2">
          <table:table-cell office:value-type="float" office:value="0.798152" calcext:value-type="float">
            <text:p>0.798152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843385" calcext:value-type="float">
            <text:p>0.843385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0.893496" calcext:value-type="float">
            <text:p>0.893496</text:p>
          </table:table-cell>
          <table:table-cell/>
        </table:table-row>
        <table:table-row table:style-name="ro2">
          <table:table-cell office:value-type="float" office:value="-399.99" calcext:value-type="float">
            <text:p>-399.99</text:p>
          </table:table-cell>
          <table:table-cell/>
        </table:table-row>
        <table:table-row table:style-name="ro2">
          <table:table-cell office:value-type="float" office:value="-0.04" calcext:value-type="float">
            <text:p>-0.0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0.943612" calcext:value-type="float">
            <text:p>0.943612</text:p>
          </table:table-cell>
          <table:table-cell/>
        </table:table-row>
      </table:table>
      <table:table table:name="Policy iteration with gamma = .9999, epsilon = .01" table:style-name="ta1" table:print="false">
        <table:table-column table:style-name="co1" table:number-columns-repeated="16" table:default-cell-style-name="Default"/>
        <table:table-row table:style-name="ro1">
          <table:table-cell table:style-name="ce3" table:formula="of:=[Sheet4.A1]" office:value-type="string" office:string-value="→" calcext:value-type="string">
            <text:p>→</text:p>
          </table:table-cell>
          <table:table-cell table:style-name="ce3" table:formula="of:=[Sheet4.A5]" office:value-type="string" office:string-value="→" calcext:value-type="string">
            <text:p>→</text:p>
          </table:table-cell>
          <table:table-cell table:style-name="ce3" table:formula="of:=[Sheet4.A9]" office:value-type="string" office:string-value="↓" calcext:value-type="string">
            <text:p>↓</text:p>
          </table:table-cell>
          <table:table-cell table:style-name="ce3" table:formula="of:=[Sheet4.A13]" office:value-type="string" office:string-value="↓" calcext:value-type="string">
            <text:p>↓</text:p>
          </table:table-cell>
          <table:table-cell table:style-name="ce4"/>
          <table:table-cell table:style-name="ce3" table:formula="of:=[Sheet4.A21]" office:value-type="string" office:string-value="→" calcext:value-type="string">
            <text:p>→</text:p>
          </table:table-cell>
          <table:table-cell table:style-name="ce3" table:formula="of:=[Sheet4.A25]" office:value-type="string" office:string-value="→" calcext:value-type="string">
            <text:p>→</text:p>
          </table:table-cell>
          <table:table-cell table:style-name="ce3" table:formula="of:=[Sheet4.A29]" office:value-type="string" office:string-value="→" calcext:value-type="string">
            <text:p>→</text:p>
          </table:table-cell>
          <table:table-cell table:style-name="ce3" table:formula="of:=[Sheet4.A33]" office:value-type="string" office:string-value="↓" calcext:value-type="string">
            <text:p>↓</text:p>
          </table:table-cell>
          <table:table-cell table:style-name="ce3" table:formula="of:=[Sheet4.A37]" office:value-type="string" office:string-value="←" calcext:value-type="string">
            <text:p>←</text:p>
          </table:table-cell>
          <table:table-cell table:style-name="ce4"/>
          <table:table-cell table:style-name="ce3" table:formula="of:=[Sheet4.A45]" office:value-type="string" office:string-value="↑" calcext:value-type="string">
            <text:p>↑</text:p>
          </table:table-cell>
          <table:table-cell table:style-name="ce3" table:formula="of:=[Sheet4.A49]" office:value-type="string" office:string-value="→" calcext:value-type="string">
            <text:p>→</text:p>
          </table:table-cell>
          <table:table-cell table:style-name="ce3" table:formula="of:=[Sheet4.A53]" office:value-type="string" office:string-value="↑" calcext:value-type="string">
            <text:p>↑</text:p>
          </table:table-cell>
          <table:table-cell table:style-name="ce4"/>
          <table:table-cell table:style-name="ce3" table:formula="of:=[Sheet4.A61]" office:value-type="string" office:string-value="↑" calcext:value-type="string">
            <text:p>↑</text:p>
          </table:table-cell>
        </table:table-row>
        <table:table-row table:style-name="ro1">
          <table:table-cell table:style-name="ce4" table:number-columns-repeated="2"/>
          <table:table-cell table:style-name="ce3" table:formula="of:=[Sheet4.A10]" office:value-type="string" office:string-value="↓" calcext:value-type="string">
            <text:p>↓</text:p>
          </table:table-cell>
          <table:table-cell table:style-name="ce3" table:formula="of:=[Sheet4.A14]" office:value-type="string" office:string-value="↓" calcext:value-type="string">
            <text:p>↓</text:p>
          </table:table-cell>
          <table:table-cell table:style-name="ce4"/>
          <table:table-cell table:style-name="ce3" table:formula="of:=[Sheet4.A22]" office:value-type="string" office:string-value="↑" calcext:value-type="string">
            <text:p>↑</text:p>
          </table:table-cell>
          <table:table-cell table:style-name="ce4" table:number-columns-repeated="2"/>
          <table:table-cell table:style-name="ce3" table:formula="of:=[Sheet4.A34]" office:value-type="string" office:string-value="↓" calcext:value-type="string">
            <text:p>↓</text:p>
          </table:table-cell>
          <table:table-cell table:style-name="ce4"/>
          <table:table-cell table:style-name="ce3" table:formula="of:=[Sheet4.A42]" office:value-type="string" office:string-value="↓" calcext:value-type="string">
            <text:p>↓</text:p>
          </table:table-cell>
          <table:table-cell table:style-name="ce4"/>
          <table:table-cell table:style-name="ce3" table:formula="of:=[Sheet4.A50]" office:value-type="string" office:string-value="↑" calcext:value-type="string">
            <text:p>↑</text:p>
          </table:table-cell>
          <table:table-cell table:style-name="ce4" table:number-columns-repeated="3"/>
        </table:table-row>
        <table:table-row table:style-name="ro1">
          <table:table-cell table:style-name="ce4"/>
          <table:table-cell table:style-name="ce3" table:formula="of:=[Sheet4.A7]" office:value-type="string" office:string-value="→" calcext:value-type="string">
            <text:p>→</text:p>
          </table:table-cell>
          <table:table-cell table:style-name="ce3" table:formula="of:=[Sheet4.A11]" office:value-type="string" office:string-value="→" calcext:value-type="string">
            <text:p>→</text:p>
          </table:table-cell>
          <table:table-cell table:style-name="ce3" table:formula="of:=[Sheet4.A15]" office:value-type="string" office:string-value="↓" calcext:value-type="string">
            <text:p>↓</text:p>
          </table:table-cell>
          <table:table-cell table:style-name="ce4"/>
          <table:table-cell table:style-name="ce3" table:formula="of:=[Sheet4.A23]" office:value-type="string" office:string-value="↑" calcext:value-type="string">
            <text:p>↑</text:p>
          </table:table-cell>
          <table:table-cell table:style-name="ce4" table:number-columns-repeated="2"/>
          <table:table-cell table:style-name="ce3" table:formula="of:=[Sheet4.A35]" office:value-type="string" office:string-value="→" calcext:value-type="string">
            <text:p>→</text:p>
          </table:table-cell>
          <table:table-cell table:style-name="ce3" table:formula="of:=[Sheet4.A39]" office:value-type="string" office:string-value="→" calcext:value-type="string">
            <text:p>→</text:p>
          </table:table-cell>
          <table:table-cell table:style-name="ce3" table:formula="of:=[Sheet4.A43]" office:value-type="string" office:string-value="→" calcext:value-type="string">
            <text:p>→</text:p>
          </table:table-cell>
          <table:table-cell table:style-name="ce3" table:formula="of:=[Sheet4.A47]" office:value-type="string" office:string-value="→" calcext:value-type="string">
            <text:p>→</text:p>
          </table:table-cell>
          <table:table-cell table:style-name="ce3" table:formula="of:=[Sheet4.A51]" office:value-type="string" office:string-value="↑" calcext:value-type="string">
            <text:p>↑</text:p>
          </table:table-cell>
          <table:table-cell table:style-name="ce4" table:number-columns-repeated="2"/>
          <table:table-cell table:style-name="ce3" table:formula="of:=[Sheet4.A63]" office:value-type="string" office:string-value="↑" calcext:value-type="string">
            <text:p>↑</text:p>
          </table:table-cell>
        </table:table-row>
        <table:table-row table:style-name="ro1">
          <table:table-cell table:style-name="ce3" table:formula="of:=[Sheet4.A4]" office:value-type="string" office:string-value="↑" calcext:value-type="string">
            <text:p>↑</text:p>
          </table:table-cell>
          <table:table-cell table:style-name="ce3" table:formula="of:=[Sheet4.A8]" office:value-type="string" office:string-value="↑" calcext:value-type="string">
            <text:p>↑</text:p>
          </table:table-cell>
          <table:table-cell table:style-name="ce4"/>
          <table:table-cell table:style-name="ce3" table:formula="of:=[Sheet4.A16]" office:value-type="string" office:string-value="→" calcext:value-type="string">
            <text:p>→</text:p>
          </table:table-cell>
          <table:table-cell table:style-name="ce3" table:formula="of:=[Sheet4.A20]" office:value-type="string" office:string-value="→" calcext:value-type="string">
            <text:p>→</text:p>
          </table:table-cell>
          <table:table-cell table:style-name="ce3" table:formula="of:=[Sheet4.A24]" office:value-type="string" office:string-value="↑" calcext:value-type="string">
            <text:p>↑</text:p>
          </table:table-cell>
          <table:table-cell table:style-name="ce4"/>
          <table:table-cell table:style-name="ce3" table:formula="of:=[Sheet4.A32]" office:value-type="string" office:string-value="↑" calcext:value-type="string">
            <text:p>↑</text:p>
          </table:table-cell>
          <table:table-cell table:style-name="ce3" table:formula="of:=[Sheet4.A36]" office:value-type="string" office:string-value="→" calcext:value-type="string">
            <text:p>→</text:p>
          </table:table-cell>
          <table:table-cell table:style-name="ce3" table:formula="of:=[Sheet4.A40]" office:value-type="string" office:string-value="→" calcext:value-type="string">
            <text:p>→</text:p>
          </table:table-cell>
          <table:table-cell table:style-name="ce3" table:formula="of:=[Sheet4.A44]" office:value-type="string" office:string-value="↑" calcext:value-type="string">
            <text:p>↑</text:p>
          </table:table-cell>
          <table:table-cell table:style-name="ce4"/>
          <table:table-cell table:style-name="ce3" table:formula="of:=[Sheet4.A52]" office:value-type="string" office:string-value="→" calcext:value-type="string">
            <text:p>→</text:p>
          </table:table-cell>
          <table:table-cell table:style-name="ce3" table:formula="of:=[Sheet4.A56]" office:value-type="string" office:string-value="→" calcext:value-type="string">
            <text:p>→</text:p>
          </table:table-cell>
          <table:table-cell table:style-name="ce3" table:formula="of:=[Sheet4.A60]" office:value-type="string" office:string-value="→" calcext:value-type="string">
            <text:p>→</text:p>
          </table:table-cell>
          <table:table-cell table:style-name="ce3" table:formula="of:=[Sheet4.A64]" office:value-type="string" office:string-value="↑" calcext:value-type="string">
            <text:p>↑</text:p>
          </table:table-cell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4" table:number-rows-repeated="1048563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heet4" table:style-name="ta1" table:print="false">
        <table:table-column table:style-name="co3" table:number-columns-repeated="3" table:default-cell-style-name="Default"/>
        <table:table-row table:style-name="ro2">
          <table:table-cell table:formula="of:=IF([.B1]=0;&quot;↑&quot;;IF([.B1]=1;&quot;↓&quot;;IF([.B1]=2;&quot;←&quot;;IF([.B1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← Paste policy (numbers) here</text:p>
          </table:table-cell>
        </table:table-row>
        <table:table-row table:style-name="ro2">
          <table:table-cell table:formula="of:=IF([.B2]=0;&quot;↑&quot;;IF([.B2]=1;&quot;↓&quot;;IF([.B2]=2;&quot;←&quot;;IF([.B2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3]=0;&quot;↑&quot;;IF([.B3]=1;&quot;↓&quot;;IF([.B3]=2;&quot;←&quot;;IF([.B3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4]=0;&quot;↑&quot;;IF([.B4]=1;&quot;↓&quot;;IF([.B4]=2;&quot;←&quot;;IF([.B4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]=0;&quot;↑&quot;;IF([.B5]=1;&quot;↓&quot;;IF([.B5]=2;&quot;←&quot;;IF([.B5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6]=0;&quot;↑&quot;;IF([.B6]=1;&quot;↓&quot;;IF([.B6]=2;&quot;←&quot;;IF([.B6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7]=0;&quot;↑&quot;;IF([.B7]=1;&quot;↓&quot;;IF([.B7]=2;&quot;←&quot;;IF([.B7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8]=0;&quot;↑&quot;;IF([.B8]=1;&quot;↓&quot;;IF([.B8]=2;&quot;←&quot;;IF([.B8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9]=0;&quot;↑&quot;;IF([.B9]=1;&quot;↓&quot;;IF([.B9]=2;&quot;←&quot;;IF([.B9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10]=0;&quot;↑&quot;;IF([.B10]=1;&quot;↓&quot;;IF([.B10]=2;&quot;←&quot;;IF([.B10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11]=0;&quot;↑&quot;;IF([.B11]=1;&quot;↓&quot;;IF([.B11]=2;&quot;←&quot;;IF([.B11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12]=0;&quot;↑&quot;;IF([.B12]=1;&quot;↓&quot;;IF([.B12]=2;&quot;←&quot;;IF([.B12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13]=0;&quot;↑&quot;;IF([.B13]=1;&quot;↓&quot;;IF([.B13]=2;&quot;←&quot;;IF([.B13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14]=0;&quot;↑&quot;;IF([.B14]=1;&quot;↓&quot;;IF([.B14]=2;&quot;←&quot;;IF([.B14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15]=0;&quot;↑&quot;;IF([.B15]=1;&quot;↓&quot;;IF([.B15]=2;&quot;←&quot;;IF([.B15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16]=0;&quot;↑&quot;;IF([.B16]=1;&quot;↓&quot;;IF([.B16]=2;&quot;←&quot;;IF([.B16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17]=0;&quot;↑&quot;;IF([.B17]=1;&quot;↓&quot;;IF([.B17]=2;&quot;←&quot;;IF([.B17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18]=0;&quot;↑&quot;;IF([.B18]=1;&quot;↓&quot;;IF([.B18]=2;&quot;←&quot;;IF([.B18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19]=0;&quot;↑&quot;;IF([.B19]=1;&quot;↓&quot;;IF([.B19]=2;&quot;←&quot;;IF([.B19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0]=0;&quot;↑&quot;;IF([.B20]=1;&quot;↓&quot;;IF([.B20]=2;&quot;←&quot;;IF([.B20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21]=0;&quot;↑&quot;;IF([.B21]=1;&quot;↓&quot;;IF([.B21]=2;&quot;←&quot;;IF([.B21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22]=0;&quot;↑&quot;;IF([.B22]=1;&quot;↓&quot;;IF([.B22]=2;&quot;←&quot;;IF([.B22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3]=0;&quot;↑&quot;;IF([.B23]=1;&quot;↓&quot;;IF([.B23]=2;&quot;←&quot;;IF([.B23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4]=0;&quot;↑&quot;;IF([.B24]=1;&quot;↓&quot;;IF([.B24]=2;&quot;←&quot;;IF([.B24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5]=0;&quot;↑&quot;;IF([.B25]=1;&quot;↓&quot;;IF([.B25]=2;&quot;←&quot;;IF([.B25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26]=0;&quot;↑&quot;;IF([.B26]=1;&quot;↓&quot;;IF([.B26]=2;&quot;←&quot;;IF([.B26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7]=0;&quot;↑&quot;;IF([.B27]=1;&quot;↓&quot;;IF([.B27]=2;&quot;←&quot;;IF([.B27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8]=0;&quot;↑&quot;;IF([.B28]=1;&quot;↓&quot;;IF([.B28]=2;&quot;←&quot;;IF([.B28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29]=0;&quot;↑&quot;;IF([.B29]=1;&quot;↓&quot;;IF([.B29]=2;&quot;←&quot;;IF([.B29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30]=0;&quot;↑&quot;;IF([.B30]=1;&quot;↓&quot;;IF([.B30]=2;&quot;←&quot;;IF([.B30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31]=0;&quot;↑&quot;;IF([.B31]=1;&quot;↓&quot;;IF([.B31]=2;&quot;←&quot;;IF([.B31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32]=0;&quot;↑&quot;;IF([.B32]=1;&quot;↓&quot;;IF([.B32]=2;&quot;←&quot;;IF([.B32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33]=0;&quot;↑&quot;;IF([.B33]=1;&quot;↓&quot;;IF([.B33]=2;&quot;←&quot;;IF([.B33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34]=0;&quot;↑&quot;;IF([.B34]=1;&quot;↓&quot;;IF([.B34]=2;&quot;←&quot;;IF([.B34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35]=0;&quot;↑&quot;;IF([.B35]=1;&quot;↓&quot;;IF([.B35]=2;&quot;←&quot;;IF([.B35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36]=0;&quot;↑&quot;;IF([.B36]=1;&quot;↓&quot;;IF([.B36]=2;&quot;←&quot;;IF([.B36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37]=0;&quot;↑&quot;;IF([.B37]=1;&quot;↓&quot;;IF([.B37]=2;&quot;←&quot;;IF([.B37]=3;&quot;→&quot;;&quot;?&quot;))))" office:value-type="string" office:string-value="←" calcext:value-type="string">
            <text:p>←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formula="of:=IF([.B38]=0;&quot;↑&quot;;IF([.B38]=1;&quot;↓&quot;;IF([.B38]=2;&quot;←&quot;;IF([.B38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39]=0;&quot;↑&quot;;IF([.B39]=1;&quot;↓&quot;;IF([.B39]=2;&quot;←&quot;;IF([.B39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40]=0;&quot;↑&quot;;IF([.B40]=1;&quot;↓&quot;;IF([.B40]=2;&quot;←&quot;;IF([.B40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41]=0;&quot;↑&quot;;IF([.B41]=1;&quot;↓&quot;;IF([.B41]=2;&quot;←&quot;;IF([.B41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42]=0;&quot;↑&quot;;IF([.B42]=1;&quot;↓&quot;;IF([.B42]=2;&quot;←&quot;;IF([.B42]=3;&quot;→&quot;;&quot;?&quot;))))" office:value-type="string" office:string-value="↓" calcext:value-type="string">
            <text:p>↓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IF([.B43]=0;&quot;↑&quot;;IF([.B43]=1;&quot;↓&quot;;IF([.B43]=2;&quot;←&quot;;IF([.B43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44]=0;&quot;↑&quot;;IF([.B44]=1;&quot;↓&quot;;IF([.B44]=2;&quot;←&quot;;IF([.B44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45]=0;&quot;↑&quot;;IF([.B45]=1;&quot;↓&quot;;IF([.B45]=2;&quot;←&quot;;IF([.B45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46]=0;&quot;↑&quot;;IF([.B46]=1;&quot;↓&quot;;IF([.B46]=2;&quot;←&quot;;IF([.B46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47]=0;&quot;↑&quot;;IF([.B47]=1;&quot;↓&quot;;IF([.B47]=2;&quot;←&quot;;IF([.B47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48]=0;&quot;↑&quot;;IF([.B48]=1;&quot;↓&quot;;IF([.B48]=2;&quot;←&quot;;IF([.B48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49]=0;&quot;↑&quot;;IF([.B49]=1;&quot;↓&quot;;IF([.B49]=2;&quot;←&quot;;IF([.B49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50]=0;&quot;↑&quot;;IF([.B50]=1;&quot;↓&quot;;IF([.B50]=2;&quot;←&quot;;IF([.B50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1]=0;&quot;↑&quot;;IF([.B51]=1;&quot;↓&quot;;IF([.B51]=2;&quot;←&quot;;IF([.B51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2]=0;&quot;↑&quot;;IF([.B52]=1;&quot;↓&quot;;IF([.B52]=2;&quot;←&quot;;IF([.B52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53]=0;&quot;↑&quot;;IF([.B53]=1;&quot;↓&quot;;IF([.B53]=2;&quot;←&quot;;IF([.B53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4]=0;&quot;↑&quot;;IF([.B54]=1;&quot;↓&quot;;IF([.B54]=2;&quot;←&quot;;IF([.B54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5]=0;&quot;↑&quot;;IF([.B55]=1;&quot;↓&quot;;IF([.B55]=2;&quot;←&quot;;IF([.B55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6]=0;&quot;↑&quot;;IF([.B56]=1;&quot;↓&quot;;IF([.B56]=2;&quot;←&quot;;IF([.B56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57]=0;&quot;↑&quot;;IF([.B57]=1;&quot;↓&quot;;IF([.B57]=2;&quot;←&quot;;IF([.B57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8]=0;&quot;↑&quot;;IF([.B58]=1;&quot;↓&quot;;IF([.B58]=2;&quot;←&quot;;IF([.B58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59]=0;&quot;↑&quot;;IF([.B59]=1;&quot;↓&quot;;IF([.B59]=2;&quot;←&quot;;IF([.B59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60]=0;&quot;↑&quot;;IF([.B60]=1;&quot;↓&quot;;IF([.B60]=2;&quot;←&quot;;IF([.B60]=3;&quot;→&quot;;&quot;?&quot;))))" office:value-type="string" office:string-value="→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formula="of:=IF([.B61]=0;&quot;↑&quot;;IF([.B61]=1;&quot;↓&quot;;IF([.B61]=2;&quot;←&quot;;IF([.B61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62]=0;&quot;↑&quot;;IF([.B62]=1;&quot;↓&quot;;IF([.B62]=2;&quot;←&quot;;IF([.B62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63]=0;&quot;↑&quot;;IF([.B63]=1;&quot;↓&quot;;IF([.B63]=2;&quot;←&quot;;IF([.B63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IF([.B64]=0;&quot;↑&quot;;IF([.B64]=1;&quot;↓&quot;;IF([.B64]=2;&quot;←&quot;;IF([.B64]=3;&quot;→&quot;;&quot;?&quot;))))" office:value-type="string" office:string-value="↑" calcext:value-type="string">
            <text:p>↑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宋体" style:font-family-asian="宋体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 style:data-style-name="N2" text:time-value="12:45:03.496552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1:44:04</meta:creation-date>
    <dc:date>2015-12-11T12:47:22.251026064</dc:date>
    <meta:editing-duration>PT2H11M45S</meta:editing-duration>
    <meta:editing-cycles>7</meta:editing-cycles>
    <meta:generator>LibreOffice/4.3.3.2$Linux_X86_64 LibreOffice_project/430m0$Build-2</meta:generator>
    <meta:document-statistic meta:table-count="4" meta:cell-count="280" meta:object-count="0"/>
  </office:meta>
</office:document-meta>
</file>